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29cm"/>
    </style:style>
    <style:style style:name="P1" style:family="paragraph">
      <style:paragraph-properties fo:margin-left="1cm" fo:margin-right="0cm" fo:text-align="start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byos</text:span> moteu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 text:style-name="P1">Sommaire </text:p>
                <text:list>
                  <text:list-header>
                    <text:p text:style-name="P1">-Le contrôle des views</text:p>
                    <text:p text:style-name="P1">-Les objets les plus utilisés</text:p>
                    <text:list>
                      <text:list-header>
                        <text:p text:style-name="P1">-window</text:p>
                        <text:p text:style-name="P1">-la map et l’encodage des maps</text:p>
                        <text:p text:style-name="P1">-le players</text:p>
                      </text:list-header>
                    </text:list>
                    <text:p text:style-name="P1"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Labyos</text:span> moteu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creen de mai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layer="layout" svg:width="25.199cm" svg:height="2.629cm" svg:x="1.4cm" svg:y="0.628cm" presentation:class="title">
          <draw:text-box>
            <text:p><text:span text:style-name="T1">Labyos</text:span> moteur window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9T08:26:59.625000000</meta:creation-date>
    <dc:date>2021-03-09T09:51:44.179000000</dc:date>
    <meta:editing-duration>PT1H24M33S</meta:editing-duration>
    <meta:editing-cycles>46</meta:editing-cycles>
    <meta:generator>LibreOffice/6.0.6.2$Windows_X86_64 LibreOffice_project/0c292870b25a325b5ed35f6b45599d2ea4458e77</meta:generator>
    <meta:document-statistic meta:object-count="33"/>
  </office:meta>
</office:document-meta>
</file>